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000000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000000" fo:min-height="0.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18cm" svg:y1="1.132cm" svg:x2="3.818cm" svg:y2="6.416cm">
          <text:p/>
        </draw:line>
        <draw:line draw:style-name="gr1" draw:text-style-name="P1" draw:layer="layout" svg:x1="1.176cm" svg:y1="3.774cm" svg:x2="6.46cm" svg:y2="3.774cm">
          <text:p/>
        </draw:line>
        <draw:custom-shape draw:style-name="gr2" draw:text-style-name="P1" draw:layer="layout" svg:width="0.793cm" svg:height="0.793cm" svg:x="3.421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3.421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6.063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0.779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93cm" svg:height="0.793cm" svg:x="3.421cm" svg:y="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cm" svg:height="0.65cm" svg:x="3.355cm" svg:y="3.454cm">
          <draw:text-box>
            <text:p text:style-name="P2"><text:span text:style-name="T1">+4</text:span></text:p>
          </draw:text-box>
        </draw:frame>
        <draw:frame draw:style-name="gr3" draw:text-style-name="P2" draw:layer="layout" svg:width="0.815cm" svg:height="0.65cm" svg:x="6.063cm" svg:y="3.454cm">
          <draw:text-box>
            <text:p text:style-name="P2"><text:span text:style-name="T1">-1</text:span></text:p>
          </draw:text-box>
        </draw:frame>
        <draw:frame draw:style-name="gr3" draw:text-style-name="P2" draw:layer="layout" svg:width="0.815cm" svg:height="0.65cm" svg:x="3.421cm" svg:y="6.085cm">
          <draw:text-box>
            <text:p text:style-name="P2"><text:span text:style-name="T1">-1</text:span></text:p>
          </draw:text-box>
        </draw:frame>
        <draw:frame draw:style-name="gr3" draw:text-style-name="P2" draw:layer="layout" svg:width="0.815cm" svg:height="0.65cm" svg:x="3.399cm" svg:y="0.867cm">
          <draw:text-box>
            <text:p text:style-name="P2"><text:span text:style-name="T1">-1</text:span></text:p>
          </draw:text-box>
        </draw:frame>
        <draw:frame draw:style-name="gr3" draw:text-style-name="P2" draw:layer="layout" svg:width="0.815cm" svg:height="0.65cm" svg:x="0.757cm" svg:y="3.454cm">
          <draw:text-box>
            <text:p text:style-name="P2"><text:span text:style-name="T1">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2:05:29.010160225</meta:creation-date>
    <dc:date>2015-02-18T12:11:38.300391170</dc:date>
    <meta:editing-duration>PT1M38S</meta:editing-duration>
    <meta:editing-cycles>2</meta:editing-cycles>
    <meta:generator>LibreOffice/4.2.7.2$Linux_X86_64 LibreOffice_project/420m0$Build-2</meta:generator>
    <meta:document-statistic meta:object-count="12"/>
  </office:meta>
</office:document-meta>
</file>